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49dd0"/>
    </style:style>
    <style:style style:name="P2" style:family="paragraph" style:parent-style-name="Text_20_body">
      <style:text-properties officeooo:rsid="000654c6" officeooo:paragraph-rsid="000654c6"/>
    </style:style>
    <style:style style:name="P3" style:family="paragraph" style:parent-style-name="Heading_20_1">
      <style:text-properties officeooo:rsid="00049dd0" officeooo:paragraph-rsid="00049dd0"/>
    </style:style>
    <style:style style:name="P4" style:family="paragraph" style:parent-style-name="Heading_20_2">
      <style:text-properties officeooo:rsid="00049dd0" officeooo:paragraph-rsid="00049dd0"/>
    </style:style>
    <style:style style:name="P5" style:family="paragraph" style:parent-style-name="Text_20_body">
      <style:text-properties officeooo:rsid="0008a073" officeooo:paragraph-rsid="0008a073"/>
    </style:style>
    <style:style style:name="T1" style:family="text">
      <style:text-properties officeooo:rsid="000a4191"/>
    </style:style>
    <style:style style:name="T2" style:family="text">
      <style:text-properties officeooo:rsid="000b5d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iniproject report</text:h>
      <text:h text:style-name="P4" text:outline-level="2">Semantic markup: What semantic html5 elements have been used? Why are semantic elements important? (provide examples)</text:h>
      <text:p text:style-name="P2">I have used all of: article, aside, figcaption, figure, header, main, nav, section, and time.</text:p>
      <text:p text:style-name="P2">Semantic elements are particularly helpful for screen readers and computers, this is because they describe extra information that would not necessarily be understandable or as easily parsable. This can help someone who is visually impaired navigate your website better, or a a search engine to better crawl your website.</text:p>
      <text:p text:style-name="P2">According to the W3C semantic elements also allow web data to be shared across “applications, enterprises and communities”, which is good ig.</text:p>
      <text:p text:style-name="P1"/>
      <text:h text:style-name="P4" text:outline-level="2">Web technologies and frameworks: you’ve used html, css, js, and php, if done again what technologies and frameworks would you use to develop your site?</text:h>
      <text:p text:style-name="P5">I could do this all over again without any particular framework, there’s been no really need or pressure to require a framework in my opinion. However, I understand that frameworks can make the work easier, but not having used one, I can’t say to what extent.</text:p>
      <text:p text:style-name="P5">Some frameworks that might have made life easier include some CSS frameworks, perhaps bootstrap, which according to athmes.com, is incredibly popular and has many features which are helpful including dynamic templates and ready to use components, <text:span text:style-name="T1">but they don’t only just sing its praises they also mention how its quite bloated, relies on jquery, </text:span><text:span text:style-name="T2">and is hard to override giving bootstrap sites all a similar look and feel which can make it hard to stand out and be personal</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23:25:33.625610177</meta:creation-date>
    <dc:date>2023-04-28T01:13:23.414998311</dc:date>
    <meta:editing-duration>PT15M53S</meta:editing-duration>
    <meta:editing-cycles>4</meta:editing-cycles>
    <meta:generator>LibreOffice/7.3.7.2$Linux_X86_64 LibreOffice_project/30$Build-2</meta:generator>
    <meta:document-statistic meta:table-count="0" meta:image-count="0" meta:object-count="0" meta:page-count="1" meta:paragraph-count="8" meta:word-count="254" meta:character-count="1574" meta:non-whitespace-character-count="1328"/>
  </office:meta>
</office:document-meta>
</file>